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span class="titre1"&gt;Éléonore Standfort&lt;/span&gt;<text:line-break/><text:line-break/><text:line-break/>&lt;div class="presentation_pass" style="background-image: url(http://img15.hostingpics.net/pics/873790passmytran.png);"&gt;<text:line-break/>&lt;span class="titre_pres_pass"&gt;Passeport&lt;/span&gt;<text:line-break/>&lt;br/&gt;<text:line-break/>[b]Nom :[/b] Stanfort<text:line-break/>[b]Prénom :[/b] Éléonore<text:line-break/>[b]Surnom :[/b] N/A<text:line-break/>[b]Sexe :[/b] Féminin<text:line-break/>[b]Âge :[/b] 32 ans, bien que son statut d'anomalie a interrompu son vieillissement il y a de cela six ans<text:line-break/>[b]Métier :[/b] Gharyn<text:line-break/>[b]Communauté :[/b] My'trä - Zagash<text:line-break/>[b]Lieu de naissance :[/b] /<text:line-break/>&lt;/div&gt;<text:line-break/><text:line-break/>&lt;div class="presentation_apt"&gt;<text:line-break/>&lt;span class="titre_pres_pass"&gt;Aptitudes &amp; possessions&lt;/span&gt;<text:line-break/>[list][*][b]Croyance :[/b] Adepte de Dalai<text:line-break/>[*][b]Magies affiliées :[/b] Eau - interrogatoires<text:line-break/>[*][b]Armes et habiletés :[/b] Indiquez les armes que votre personnage porte habituellement sur lui ainsi que ses compétences quotidiennes. Attention, pas de technologie !<text:line-break/>[*][b]Familiers/montures :[/b] /<text:line-break/>[*][b]Autres possessions :[/b] /[/list]<text:line-break/>&lt;/div&gt;<text:line-break/><text:line-break/>&lt;div class="presentation"&gt;<text:line-break/>&lt;span class="titre_pres"&gt;Profil psychologique&lt;/span&gt;</text:p>
      <text:p text:style-name="Standard"/>
      <text:p text:style-name="Standard">Le caractère d'Eléonore a cela d'unique en son genre qu'on peut aisément le décrire en un ensemble de traits hautement contradictoires. Que ce soit le décalage irrationnel entre la rigueur quasi militaire dont elle fait preuve au quotidien et les instants de folie qui peuvent la prendre de temps à autre ou encore <text:span text:style-name="T1">l'opposition entre le zèle avec lequel elle applique les préceptes de Dalai et sa passion presque hérétique pour la technologie daënare -qui lui a d'ailleurs valu son statut d'anomalie, la jeune femme fait preuve d'une inconsistance chronique dans ses choix qui la rend difficile à cerner pour le premier venu.</text:span></text:p>
      <text:p text:style-name="P1"/>
      <text:p text:style-name="P1">Le premier aspect de la personnalité d'une originaire de Zagash qui vous viendrait à l'esprit serait probablement sa tendance à l'agressivité. En ce sens, Eléonore a hérité pleinement de cette caractéristique de son peuple, allant jusqu'à faire de la guerre son métier -avant de se ranger en politique. La jeune femme n'est pas du genre à signer des traités de paix et elle a même poussé le vice tellement loin que le seul objectif personnel qu'elle poursuit aujourd'hui est une guerre totale contre Daënastre et, à terme, l'anéantissement de ce peuple d'hérétiques. Bien évidemment, notre blondinette est trop maligne pour afficher cette ambition au grand jour -ou en tout cas pas de manière aussi manifeste, ne voulant pas risquer de se mettre à dos la classe dirigeante pantouflarde de My'trä.</text:p>
      <text:p text:style-name="P1"/>
      <text:p text:style-name="P1">Car malgré ses instincts belliqueux, Eléonore est loin d'être une brute écervelée. Bouffée par une ambition sans limite, elle sait user des stratagèmes les plus retors pour atteindre ses objectifs. Si l'on devait lui prêter une devise, ce serait sans doute « la fin justifie les moyens ». La jeune femme sait <text:soft-page-break/>ce qu'elle veut, et elle l'obtient très souvent, sans parfois trop de soucier de l'art ou de la manière. C'est d'ailleurs sans doute ce qui l'a poussée à se spécialiser dans les renseignements durant son séjour dans l'armée. Ca et son grain de folie, sans doute. Grain de folie qui lui offre le luxe d'un pragmatisme à toute épreuve ; pragmatisme étant ici un doux euphémisme pour parler de ce qui se rapproche plus d'un comportement de sociopathe. Toujours dans un esprit d'obtenir ce qu'elle veut quel qu'en soit le prix, Eléonore est capable de faire subir les pires atrocités à une personne sans éprouver le moindre remord, dans le simple but d'obtenir une information. </text:p>
      <text:p text:style-name="P1"/>
      <text:p text:style-name="P1">C'est peut-être ce même grain de folie qui lui donne d'ailleurs à longueur de journée cette énergie débordante, ce souffle de vie qui emporte tout sur son passage tant il est contagieux. Car si une chose est sûre, c'est que la demoiselle ne manque pas de vigueur. Elle semble toujours à fond dans tout ce qu'elle fait et ne rechigne jamais à la tâche. </text:p>
      <text:p text:style-name="P1"/>
      <text:p text:style-name="P1">En dehors de cet aspect « tornade ambulante », Eléonore est une femme tout ce qu'il y a de plus carrée. Une éducation militaire et un complexe aigu d'infériorité la poussent à se comporter comme un gradé ; toujours affublée d'un regard hautain et sec, notre blondinette ne donne pas l'impression d'être particulièrement avenante aux premiers abords, et pour cause. </text:p>
      <text:p text:style-name="P1"/>
      <text:p text:style-name="P1">Typique Zagash</text:p>
      <text:p text:style-name="Standard"><text:span text:style-name="T1">Déstabilisée par l'échec</text:span>&lt;/div&gt;<text:line-break/><text:line-break/>&lt;div class="presentation"&gt;<text:line-break/>&lt;span class="titre_pres"&gt;Physiologie&lt;/span&gt;</text:p>
      <text:p text:style-name="Standard"/>
      <text:p text:style-name="Standard">De prime abord, Eléonore pourrait sembler charmante. Un corps galbé et des formes minutieusement sculptées au fil des années contribuent à donner à sa silhouette un aspect presque idéal. En dehors de son allure finement ciselée, la jeune femme possède des mensurations relativement communes étant donné l'âge auquel son corps a arrêté sa croissance. Du haut de son mètre soixante -et des poussières, elle n'a pas une carrure des plus impressionnantes à première vue, bien que sous-estimer sa force physique serait une erreur à ne pas commettre. Mais si sa stature n'a rien grandiose, Eléonore compense sans mal cet aspect de son physique par un charisme indicible. En effet, l'anomalie possède une prestance que beaucoup de ses relations qualifient d'inégalée. L'aura électrique qu'elle dégage à chacune de ses prises de parole a de quoi vous saisir et</text:p>
      <text:p text:style-name="Standard"/>
      <text:p text:style-name="Standard">Le visage d'Eléonore est à l'image du reste de son corps. A l'instar de ce dernier, il se décompose en un singulier mélange de finesse et de folie douce. Ses yeux d'un vert profond vous transpercent aussi facilement qu'une lame de couteau mais si vous parvenez à soutenir son regard assez longtemps vous pourrez peut-être apercevoir une étincelle de déraison au fond de ses iris de jade. Comme pour appuyer -inutilement- ce regard loufoque, le petit nez pointu qui trône au milieu de son minois semble vouloir constamment s'exprimer. Les plus observateurs se rendront en effet assez vite compte qu'outre ses sourcils ayant une tendance prononcée à la gesticulation, c'est par ce biais que les sentiments d'Eléonore se traduisent le plus, que ce soit par une risette narquoise ou des narines qui se froncent en cas de contrariété avancée. De fines lèvres étonnamment pâles viennent compléter ce tableau excentrique, aux bords desquelles flotte presque toujours un vague sourire ironique, quand elles ne sont pas fermées en une expression de sérieux austère. Venant encadrer ce portrait, sa fine chevelure dorée virevoltant au vent dans un ensemble assez peu entretenu semble être la seule partie de son apparence à se défaire de sa rigueur militaire.</text:p>
      <text:p text:style-name="Standard"/>
      <text:p text:style-name="Standard">Car pour le reste, l'impression qui se dégage majoritairement de sa manière de se tenir et de se vêtir est sans doute l'austérité. Elle porte pratiquement constamment des vêtements serrés aux allures martiales, sans compter un chapeau ressemblant à un béret qui n'est pas sans rappeler ceux de la marine. Des bottes de cuir et des hauts aux frontières du corset viennent compléter cette panoplie, <text:soft-page-break/>aidant Eléonore à affirmer une posture droite et fière que la jeune femme met un point d'honneur à ne jamais négliger en public.&lt;/div&gt;<text:line-break/><text:line-break/>&lt;fieldset class="biographie"&gt;<text:line-break/>&lt;legend style="font-size:25px; color:#ccae50; font-family: Cinzel; text-shadow: 0 0 5px;"&gt;Biographie&lt;/legend&gt;<text:line-break/>&lt;p style="font-style: italic; font-family: Raleway, sans-serif;<text:line-break/>text-align: justify;"&gt;Il serait assez difficile de trouver une histoire plus typique de Zagash que celle d'Eléonore. La jeune femme est tellement enracinée dans les préceptes de sa région que cela pourrait presque être amusant -si seulement les préceptes en question n'étaient pas ceux de Dalai. Née il y a une trentaine d'années dans une maison aisée de Shüren, la demoiselle aux cheveux d'or a connu une enfance somme toute sans accroc, bercée dès son plus jeune âge par les récits des prouesses martiales de ses congénères, qu'il s'agisse d'histoires réelles ou de mythes -si tant est qu'on puisse le déterminer, ce qui n'était pas toujours le cas. Fille unique d'une famille dévouée corps et âme à Dalai, Eléonore grandit ainsi la tête remplie de rêve de conquêtes et le cœur de fierté.</text:p>
      <text:p text:style-name="Standard"/>
      <text:p text:style-name="Standard">Si elle n'habitait pas dans la capitale de Zagash, la proximité de la petite ville dont elle était originaire n'était pas sans influence sur leur mode de vie. Ainsi, la jeune fille se retrouva plus exposée aux les intrigues politiques que si elle avait grandi à Kereeh. Sans qu'elle ne s'en rende forcément compte, cet aspect allait avoir une incidence directe sur la façon dont elle se forgerait et sur les choix qu'elle serait amenée à faire dans le futur. Pour autant, sa jeunesse fut d'une simplicité exemplaire ; Eléonore développa rapidement une affinité prononcée pour l'Architecte des eaux. Aussi les rudiments de la magie aquatique lui furent inculqués dès que son âge le lui permit et elle put commencer à travailler son art.</text:p>
      <text:p text:style-name="Standard"/>
      <text:p text:style-name="Standard">Certains peinent à trouver leur voie et peuvent passer des années sans savoir de quoi leur vie sera faite. Pour d'autres c'est une évidence, il n'y a qu'un seul chemin possible et la question ne se pose même pas. Eléonore fait partie de cette deuxième catégorie de gens. Son lien avec Dalai était fort, et c'est sans surprise qu'elle embrassa une carrière militaire. On l'envoya étudier l'art de la guerre dans une école spécialisée à Shüren au sein de laquelle elle passa cinq ans à en apprendre tous les tenants et les aboutissants. Sans être la meilleure de sa promotion, la blondinette n'eut jamais à rougir de ses résultats et elle tire encore dix ans plus tard une grande fierté de son parcours. La vie à la capitale était elle aussi captivante. Bien plus politisée que celle dans laquelle elle avait grandit, cette ville lui fit découvrir une toute autre dimension de la vie. </text:p>
      <text:p text:style-name="Standard"/>
      <text:p text:style-name="Standard">A l'issue de sa formation, Eléonore se retrouva une nouvelle fois face à son destin. Si la majorité de ses camarades s'orientait vers une carrière de mercenaire, il n'était pas forcément aisé de choisir sa destination de prédilection. La providence servit à nouveau ses desseins de conquêtes en lui offrant sur un plateau d'argent ce qu'elle pouvait espérer de mieux -preuve qu'elle avait les faveurs de Dalai pour elle. C'est ainsi que la jeune soldate se retrouva à bord d'un voilier prenant le large, au sein d'une expédition de conquistadors téméraires à la recherche de nouveaux territoires à conquérir. Ce voyage, qui dura plus de six ans, allait être le tournant de sa courte vie. Eléonore avait alors vingt-trois ans.</text:p>
      <text:p text:style-name="Standard"/>
      <text:p text:style-name="Standard">L'aventure qu'Eléonore commençait alors fut cependant loin d'être une partie de plaisir. Même des marins aussi expérimentés que les Zagashis ne pouvaient dompter avec certitude les flots capricieux de leur mère l'océan, et s'ils adoraient Dalai plus que tout pour sa puissance ils la craignaient au moins autant pour la même raison. Les tempêtes successives mirent à mal l'équipage de la flotte à mesure qu'ils s'éloignaient des rivages de leur terre natale, comme s'ils perdaient par la même les bénédictions de leur Architecte. Les colons finirent par accoster sur une île après de longs mois de navigation. Ils étaient hagards et diminués, mais rien n'avait pu entamer leur détermination et ils initièrent leur projet avec les moyens à leur disposition.</text:p>
      <text:p text:style-name="Standard"><text:soft-page-break/></text:p>
      <text:p text:style-name="Standard">Une chose était certaine : les Zagashis n'étaient pas les premiers sur cette île. Des peuples d'autochtones semblant s'être installés ici furent rapidement découverts par les éclaireurs et rapidement, l'équipée échafauda un plan d'invasion. Même en effectifs réduits après la traversée de l'océan, ils avaient toujours suffisamment de troupes pour mener une guerre. D'autant plus que leurs adversaires ne donnaient pas l'impression d'être de vaillants guerriers. Alors le conflit éclata. </text:p>
      <text:p text:style-name="Standard"/>
      <text:p text:style-name="Standard">Mais l'assurance et l'art du combat des disciples de Dalai se heurta à un facteur qu'ils n'avaient pas anticipé : les autochtones avaient en leur possession des artefacts et des armes dont la technologie avancée ne laissait aucun doute quant à leur provenance. Ainsi la science Daënare avait même contaminé ce lieu aussi éloigné de toute civilation soit-il. C'était la première fois qu'Eléonore faisait face aux inventions de leurs ennemis héréditaires. Et cette découverte ne fut pas dénuée de conséquences. Lors d'une énième bataille à laquelle elle participa, la jeune femme fut blessée par l'arme à feu d'un indigène, qui aurait eu tout le loisir de l'achever si ses camarades n'étaient pas intervenus à temps pour la sauver. Son presque-assassin fut fait prisonnier -dans une guerre d'usure telle que celle dans laquelle ils étaient engagés, toute information obtenue en « interrogeant » l'ennemi pouvait être capitale et la mage de l'eau demanda à effectuer son interrogatoire elle-même, scellant ainsi sans même le savoir son propre destin.</text:p>
      <text:p text:style-name="Standard"/>
      <text:p text:style-name="Standard">Se faire ainsi blesser par une arme qu'elle ne connaissait pas, frôler la mort sans pouvoir s'y préparer avait attisé sa curiosité et, plus que sur leurs stratégies et leurs points faibles, Eléonore questionna son prisonnier sur la nature et les procédés de fabrication de leurs armes étranges, s'aventurant ainsi sur le dangereux chemin de l'étude profane de ce que beaucoup des siens considèrent comme contre-nature. Et même si son pauvre informateur n'en savait pas des masses sur les objets dont il se servait et que la jeune blonde n'avait pas appris grand chose ce coup-ci, le mal était fait. Son raisonnement était simple et elle était persuadée de son bien fondé : si son peuple pouvait allier sa magie et les étranges technologies de ces hérétiques, rien ne pourrait plus les arrêter.</text:p>
      <text:p text:style-name="Standard"><text:s/>&lt;/p&gt;<text:line-break/>&lt;/fieldset&gt;<text:line-break/><text:line-break/>&lt;div class="presentation_irl"&gt;<text:line-break/>&lt;span class="titre_pres_pass"&gt;Dans la vraie vie ?&lt;/span&gt;<text:line-break/>&lt;br/&gt;<text:line-break/>[b]Quel âge avez-vous ? [/b] <text:s/>26 ans<text:line-break/>[b]Comment avez-vous découvert le forum ?[/b] J'ai créé internet.<text:line-break/>[b]La création de votre fiche a-t-elle été fastidieuse ?[/b] Toujours.<text:line-break/>[b]Avez-vous des suggestions pour rendre la validation plus facile ?[/b] Hum...<text:line-break/>[b]Code du règlement :[/b] Ne pas vendre le perruque de Bobol' avant de l'avoir soudoyé <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7T23:09:10.24</meta:creation-date>
    <dc:date>2018-01-10T19:28:52.77</dc:date>
    <meta:editing-duration>PT15H8M45S</meta:editing-duration>
    <meta:editing-cycles>444</meta:editing-cycles>
    <meta:generator>OpenOffice/4.1.1$Win32 OpenOffice.org_project/411m6$Build-9775</meta:generator>
    <dc:creator>Théo </dc:creator>
    <meta:document-statistic meta:table-count="0" meta:image-count="0" meta:object-count="0" meta:page-count="4" meta:paragraph-count="19" meta:word-count="2171" meta:character-count="13786"/>
  </office:meta>
</office:document-meta>
</file>